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3193" officeooo:paragraph-rsid="000f3193"/>
    </style:style>
    <style:style style:name="P2" style:family="paragraph" style:parent-style-name="Standard">
      <style:paragraph-properties fo:text-align="start" style:justify-single-word="false"/>
      <style:text-properties officeooo:rsid="000f3193" officeooo:paragraph-rsid="000f3193"/>
    </style:style>
    <style:style style:name="P3" style:family="paragraph" style:parent-style-name="Standard">
      <style:paragraph-properties fo:text-align="start" style:justify-single-word="false"/>
      <style:text-properties officeooo:rsid="000f4a88" officeooo:paragraph-rsid="000f4a88"/>
    </style:style>
    <style:style style:name="P4" style:family="paragraph" style:parent-style-name="Standard">
      <style:paragraph-properties fo:text-align="start" style:justify-single-word="false"/>
      <style:text-properties officeooo:rsid="000ff1f1" officeooo:paragraph-rsid="000ff1f1"/>
    </style:style>
    <style:style style:name="T1" style:family="text">
      <style:text-properties officeooo:rsid="000ff1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SÉPARATION DES PIGMENTS FOLIAIRES PAR CHROMATOGRAPHIE </text:p>
      <text:p text:style-name="P1">PROTOCOLE EXPÉRIMENTAL </text:p>
      <text:p text:style-name="P2"/>
      <text:p text:style-name="P3">Introduction : <text:span text:style-name="T1">Nous cherchons à déterminer comment créer de la matière organique via le <text:s/>soleil.</text:span></text:p>
      <text:p text:style-name="P3"/>
      <text:p text:style-name="P2">1) Nous avons découpé la feuille en de petits morceaux (2 cm²)</text:p>
      <text:p text:style-name="P2">2-<text:span text:style-name="T1">3</text:span>) <text:span text:style-name="T1">A l’aide d’un pilon nous avons broyé un mélange d’herbe et d’éthanol.</text:span></text:p>
      <text:p text:style-name="P4">4) Nous avons pu plier un papier filtre pour l’installer au dessus d’un tube a essai, nous avons pu ajouter la solution au travers du filt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0T15:13:59.081000000</meta:creation-date>
    <dc:date>2023-03-20T15:37:45.091000000</dc:date>
    <meta:editing-duration>PT3M25S</meta:editing-duration>
    <meta:editing-cycles>1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6" meta:word-count="77" meta:character-count="453" meta:non-whitespace-character-count="381"/>
  </office:meta>
</office:document-meta>
</file>